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2-13_09-30-28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7" table:formula="of:=IF([.E2]=&quot;&quot;;[.C4];CONCATENATE([.C4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2-13_02-46-26_000.jpg</text:p>
          </table:table-cell>
          <table:table-cell table:style-name="ce26" office:value-type="string">
            <text:p>:m :PHOTO 寝た時刻 / 2023 / オナニー、未了、duration=45時間ぐらい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3 / オナニー、未了、duration=45時間ぐらい,other=~">
            <text:p>:m :PHOTO 寝た時刻 / 2023 / オナニー、未了、duration=45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 office:value-type="string">
            <text:p>2023-02-12_13-58-2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2-12_21-40-01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7" office:value-type="string">
            <text:p>2023-02-12_21-45-51_000.jpg</text:p>
          </table:table-cell>
          <table:table-cell table:style-name="ce26" office:value-type="string">
            <text:p>:m 食べた物 / 盛り付け方、様子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食べた物 / 盛り付け方、様子">
            <text:p>:m 食べた物 / 盛り付け方、様子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2-13_01-36-56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3-02-13_01-37-03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8" office:value-type="string">
            <text:p>2023-02-12_21-35-37_000.jpg</text:p>
          </table:table-cell>
          <table:table-cell table:style-name="ce26" office:value-type="string">
            <text:p>:PHOTO 記録 / 経過記録；作ったもの / food=焼酎漬け / materialニンニク,liquor=麦焼酎：??ml,time=~,container=silver-cap-meduim / type=~,other=ニンニクのスライス：色の変化（緑変）：底部にある切片たち、変化している：上部のものたち、それほどには,occasion=経過観察,id=2023-02-12_21-35-37_000.jpg</text:p>
          </table:table-cell>
          <table:table-cell table:style-name="ce27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 / 経過記録；作ったもの / food=焼酎漬け / materialニンニク,liquor=麦焼酎：??ml,time=~,container=silver-cap-meduim / type=~,other=ニンニクのスライス：色の変化（緑変）：底部にある切片たち、変化している：上部のものたち、それほどには,occasion=経過観察,id=2023-02-12_21-35-37_000.jpg">
            <text:p>:PHOTO 記録 / 経過記録；作ったもの / food=焼酎漬け / materialニンニク,liquor=麦焼酎：??ml,time=~,container=silver-cap-meduim / type=~,other=ニンニクのスライス：色の変化（緑変）：底部にある切片たち、変化している：上部のものたち、それほどには,occasion=経過観察,id=2023-02-12_21-35-37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 office:value-type="string">
            <text:p>2023-02-12_21-36-11_000.jpg</text:p>
          </table:table-cell>
          <table:table-cell table:style-name="ce26" office:value-type="string">
            <text:p>:PHOTO 記録 / 経過記録；作ったもの / food=焼酎漬け / materialニンニク,liquor=麦焼酎：??ml,time=~,container=silver-cap-meduim / type=~,other=ニンニクのスライス：色の変化（緑変）：底部にある切片たち、変化している：上部のものたち、それほどには,occasion=経過観察,id=2023-02-12_21-35-37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PHOTO 記録 / 経過記録；作ったもの / food=焼酎漬け / materialニンニク,liquor=麦焼酎：??ml,time=~,container=silver-cap-meduim / type=~,other=ニンニクのスライス：色の変化（緑変）：底部にある切片たち、変化している：上部のものたち、それほどには,occasion=経過観察,id=2023-02-12_21-35-37_000.jpg">
            <text:p>:PHOTO 記録 / 経過記録；作ったもの / food=焼酎漬け / materialニンニク,liquor=麦焼酎：??ml,time=~,container=silver-cap-meduim / type=~,other=ニンニクのスライス：色の変化（緑変）：底部にある切片たち、変化している：上部のものたち、それほどには,occasion=経過観察,id=2023-02-12_21-35-37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 office:value-type="string">
            <text:p>2023-02-13_09-40-4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2-13_09-30-34_000.jpg</text:p>
          </table:table-cell>
          <table:table-cell table:style-name="ce26" office:value-type="string">
            <text:p>:tome / (lang=ja) / topic=~ / content=人は、十分に貰うと、人にあげたくなってしまう；近思切問しよう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tome / (lang=ja) / topic=~ / content=人は、十分に貰うと、人にあげたくなってしまう；近思切問しよう">
            <text:p>:tome / (lang=ja) / topic=~ / content=人は、十分に貰うと、人にあげたくなってしまう；近思切問しよう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2-13_09-30-39_000.jpg</text:p>
          </table:table-cell>
          <table:table-cell table:style-name="ce26" office:value-type="string">
            <text:p>:m :? #*# / topic=math / content=(A=f(x)):(lim_(x-&gt;0)(A)=1)となるA。どんな式か？ / status=~ / other=~,id=~ ||| :m :? #*# / topic=physics / content=楕円形の、屈折面：焦点は、どこか？ / status=~ / other=~,id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:? #*# / topic=math / content=(A=f(x)):(lim_(x-&gt;0)(A)=1)となるA。どんな式か？ / status=~ / other=~,id=~ ||| :m :? #*# / topic=physics / content=楕円形の、屈折面：焦点は、どこか？ / status=~ / other=~,id=~">
            <text:p>:m :? #*# / topic=math / content=(A=f(x)):(lim_(x-&gt;0)(A)=1)となるA。どんな式か？ / status=~ / other=~,id=~ ||| :m :? #*# / topic=physics / content=楕円形の、屈折面：焦点は、どこか？ / status=~ / other=~,id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2-13_11-53-32_000.jpg</text:p>
          </table:table-cell>
          <table:table-cell table:style-name="ce27" office:value-type="string">
            <text:p>:m 1*1 RES / JVEMV6 64#218_chosenjin_gyakusatsu / 『関東大震災　「朝鮮人虐殺の真実」』 著者=工藤美代子,校注=~,出版社=産経新聞出版 / p.51 / w=,topic=,publisher=~,other=map+:東京市：富士見町（本所区）;sen+:'朝鮮を抱え（る）';模式図：閔妃暗殺：関与者たち：与謝野鉄幹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1*1 RES / JVEMV6 64#218_chosenjin_gyakusatsu / 『関東大震災　「朝鮮人虐殺の真実」』 著者=工藤美代子,校注=~,出版社=産経新聞出版 / p.51 / w=,topic=,publisher=~,other=map+:東京市：富士見町（本所区）;sen+:'朝鮮を抱え（る）';模式図：閔妃暗殺：関与者たち：与謝野鉄幹">
            <text:p>:m 1*1 RES / JVEMV6 64#218_chosenjin_gyakusatsu / 『関東大震災　「朝鮮人虐殺の真実」』 著者=工藤美代子,校注=~,出版社=産経新聞出版 / p.51 / w=,topic=,publisher=~,other=map+:東京市：富士見町（本所区）;sen+:'朝鮮を抱え（る）';模式図：閔妃暗殺：関与者たち：与謝野鉄幹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3">2023/02/13</text:date>, <text:time>12:19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13T12:19:58.80</dc:date>
    <dc:creator>iwabuchi ken</dc:creator>
    <meta:editing-duration>P53DT20H42M26S</meta:editing-duration>
    <meta:editing-cycles>17356</meta:editing-cycles>
    <meta:document-statistic meta:table-count="2" meta:cell-count="922" meta:object-count="0"/>
    <meta:user-defined meta:name="qrichtext">1</meta:user-defined>
  </office:meta>
</office:document-meta>
</file>